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ffe599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&lt;Your Project Title&gt;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&lt;Your Name&gt;</text:span></text:p>
          </draw:text-box>
        </draw:frame>
        <draw:custom-shape draw:name="Shape 56" draw:style-name="gr1" draw:text-style-name="P5" draw:layer="layout" svg:width="10.309cm" svg:height="2.201cm" svg:x="0.69cm" svg:y="11.193cm">
          <text:p text:style-name="P4"><text:span text:style-name="T3">No need to request edit permission. </text:span><text:span text:style-name="T4">To make a copy for your presentation, use “File-&gt;Download”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(s)" draw:style-name="dp1" draw:master-page-name="TITLE_5f_AND_5f_BODY" presentation:presentation-page-layout-name="AL2T1">
        <draw:frame draw:name="Shape 6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Dataset(s)</text:span></text:p>
          </draw:text-box>
        </draw:frame>
        <draw:frame draw:name="Shape 6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4"><text:span text:style-name="T6">Which dataset did you use of the following:</text:span></text:p>
            <text:list text:style-name="L6">
              <text:list-item>
                <text:p text:style-name="P8"><text:span text:style-name="T6">Soccer Dataset</text:span></text:p>
              </text:list-item>
              <text:list-item>
                <text:p text:style-name="P4"><text:span text:style-name="T6">IMDB Movie Dataset</text:span></text:p>
              </text:list-item>
              <text:list-item>
                <text:p text:style-name="P4"><text:span text:style-name="T6">World Development Indicators Dataset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AND_5f_BODY" presentation:presentation-page-layout-name="AL2T1">
        <draw:frame draw:name="Shape 6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Motivation</text:span></text:p>
          </draw:text-box>
        </draw:frame>
        <draw:frame draw:name="Shape 6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6">Describe the problem you want to solve with the data. <text:s/>It may relate closely with your research question, but your goal here is to make your audience care about the project/problem you are trying to solve. <text:s/>You need to articulate the problem you are exploring and why (and for whom) insight would be valuable.</text:span></text:p>
          </draw:text-box>
        </draw:frame>
        <presentation:notes draw:style-name="dp2">
          <draw:page-thumbnail draw:name="Shape 64" draw:style-name="gr2" draw:layer="layout" svg:width="16.932cm" svg:height="9.524cm" svg:x="1.059cm" svg:y="1.905cm" draw:page-number="3" presentation:class="page"/>
          <draw:frame draw:name="Shape 6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earch Question(s)" draw:style-name="dp1" draw:master-page-name="TITLE_5f_AND_5f_BODY" presentation:presentation-page-layout-name="AL2T1">
        <draw:frame draw:name="Shape 7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esearch Question(s)</text:span></text:p>
          </draw:text-box>
        </draw:frame>
        <draw:frame draw:name="Shape 7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6">What is your research question you aim to answer using the dataset? <text:s/>Be sure the research question is well defined (see project description for details).</text:span></text:p>
          </draw:text-box>
        </draw:frame>
        <presentation:notes draw:style-name="dp2">
          <draw:page-thumbnail draw:name="Shape 70" draw:style-name="gr2" draw:layer="layout" svg:width="16.932cm" svg:height="9.524cm" svg:x="1.059cm" svg:y="1.905cm" draw:page-number="4" presentation:class="page"/>
          <draw:frame draw:name="Shape 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gs" draw:style-name="dp1" draw:master-page-name="TITLE_5f_AND_5f_BODY" presentation:presentation-page-layout-name="AL2T1">
        <draw:frame draw:name="Shape 7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Findings</text:span></text:p>
          </draw:text-box>
        </draw:frame>
        <draw:frame draw:name="Shape 8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4"><text:span text:style-name="T6">&lt;Feel free to replicate this slide to show multiple findings&gt;</text:span></text:p>
            <text:p text:style-name="P8"><text:span text:style-name="T6">Present your findings. <text:s/>Include at least one visualization in your presentation (feel free to include more). The visualization should be honest, accessible, and elegant for a general audience.</text:span></text:p>
            <text:p text:style-name="P9"><text:span text:style-name="T6">You need not come to a definitive conclusion, but you need to say how your findings relate back to your research question.</text:span></text:p>
          </draw:text-box>
        </draw:frame>
        <presentation:notes draw:style-name="dp2">
          <draw:page-thumbnail draw:name="Shape 76" draw:style-name="gr2" draw:layer="layout" svg:width="16.932cm" svg:height="9.524cm" svg:x="1.059cm" svg:y="1.905cm" draw:page-number="5" presentation:class="page"/>
          <draw:frame draw:name="Shape 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knowledgements" draw:style-name="dp1" draw:master-page-name="TITLE_5f_AND_5f_BODY" presentation:presentation-page-layout-name="AL2T1">
        <draw:frame draw:name="Shape 8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Acknowledgements</text:span></text:p>
          </draw:text-box>
        </draw:frame>
        <draw:frame draw:name="Shape 8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4"><text:span text:style-name="T6">Did you use other informal analysis to inform your work? <text:s/>Did you get feedback on your work by friends or colleagues? Etc. <text:s/></text:span></text:p>
            <text:p text:style-name="P9"><text:span text:style-name="T6">If you had no one give you feedback, it’s okay to say that.</text:span></text:p>
          </draw:text-box>
        </draw:frame>
        <presentation:notes draw:style-name="dp2">
          <draw:page-thumbnail draw:name="Shape 82" draw:style-name="gr2" draw:layer="layout" svg:width="16.932cm" svg:height="9.524cm" svg:x="1.059cm" svg:y="1.905cm" draw:page-number="6" presentation:class="page"/>
          <draw:frame draw:name="Shape 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Shape 9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eferences</text:span></text:p>
          </draw:text-box>
        </draw:frame>
        <draw:frame draw:name="Shape 9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6">If applicable, report any references you used in your work. <text:s/>For example, you may have used a research paper from X to help guide your analysis. <text:s/>You should cite that work here. If you did all the work on your own, please state this.</text:span></text:p>
          </draw:text-box>
        </draw:frame>
        <presentation:notes draw:style-name="dp2">
          <draw:page-thumbnail draw:name="Shape 88" draw:style-name="gr2" draw:layer="layout" svg:width="16.932cm" svg:height="9.524cm" svg:x="1.059cm" svg:y="1.905cm" draw:page-number="7" presentation:class="page"/>
          <draw:frame draw:name="Shape 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7"/>
    <meta:generator>LibreOfficeDev/5.1.0.3$Linux_X86_64 LibreOffice_project/</meta:generator>
  </office:meta>
</office:document-meta>
</file>